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Pictures/1000000000000644000003E80996F009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 Narrow" svg:font-family="'Arial Narrow'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in-height="2.608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text-properties fo:color="#ff0000" loext:opacity="100%" style:font-name="Arial Narrow" fo:font-size="40pt" fo:font-style="italic" fo:font-weight="bold" style:font-size-asian="40pt" style:font-style-asian="italic" style:font-weight-asian="bold" style:font-size-complex="40pt" style:font-style-complex="italic" style:font-weight-complex="bold"/>
    </style:style>
    <style:style style:name="P3" style:family="paragraph">
      <loext:graphic-properties draw:fill="none" draw:fill-color="#ffffff"/>
      <style:text-properties fo:color="#ff0000" loext:opacity="100%" style:font-name="Arial Narrow" fo:font-size="40pt" fo:font-style="italic" fo:font-weight="bold" style:font-size-asian="40pt" style:font-style-asian="italic" style:font-weight-asian="bold" style:font-size-complex="40pt" style:font-style-complex="italic" style:font-weight-complex="bold"/>
    </style:style>
    <style:style style:name="T1" style:family="text">
      <style:text-properties fo:color="#ff0000" loext:opacity="100%" style:font-name="Arial Narrow" fo:font-size="40pt" fo:font-style="italic" fo:font-weight="bold" style:font-size-asian="40pt" style:font-style-asian="italic" style:font-weight-asian="bold" style:font-size-complex="40pt" style:font-style-complex="italic" style:font-weight-complex="bold"/>
    </style:style>
    <style:style style:name="T2" style:family="text">
      <style:text-properties fo:color="#ff0000" loext:opacity="100%" style:text-position="-8% 58%" style:font-name="Arial Narrow" fo:font-size="40pt" fo:font-style="italic" fo:font-weight="bold" style:font-size-asian="40pt" style:font-style-asian="italic" style:font-weight-asian="bold" style:font-size-complex="40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81.642cm" svg:height="50.896cm" svg:x="1.219cm" svg:y="1.221cm">
          <draw:image xlink:href="Pictures/1000000000000644000003E80996F009.png" xlink:type="simple" xlink:show="embed" xlink:actuate="onLoad" draw:mime-type="image/png">
            <text:p/>
          </draw:image>
        </draw:frame>
        <draw:frame draw:style-name="gr2" draw:text-style-name="P3" draw:layer="layout" svg:width="2.857cm" svg:height="2.858cm" svg:x="5.675cm" svg:y="23.507cm">
          <draw:text-box>
            <text:p text:style-name="P2"><text:span text:style-name="T1">R</text:span></text:p>
          </draw:text-box>
        </draw:frame>
        <draw:frame draw:style-name="gr2" draw:text-style-name="P3" draw:layer="layout" svg:width="2.857cm" svg:height="2.858cm" svg:x="10.476cm" svg:y="17.007cm">
          <draw:text-box>
            <text:p text:style-name="P2"><text:span text:style-name="T1">I</text:span><text:span text:style-name="T2">1</text:span></text:p>
          </draw:text-box>
        </draw:frame>
        <draw:frame draw:style-name="gr2" draw:text-style-name="P3" draw:layer="layout" svg:width="2.857cm" svg:height="2.858cm" svg:x="19.977cm" svg:y="28.407cm">
          <draw:text-box>
            <text:p text:style-name="P2"><text:span text:style-name="T1">I</text:span><text:span text:style-name="T2">2</text:span></text:p>
          </draw:text-box>
        </draw:frame>
        <draw:frame draw:style-name="gr2" draw:text-style-name="P3" draw:layer="layout" svg:width="2.857cm" svg:height="2.858cm" svg:x="18.377cm" svg:y="14.307cm">
          <draw:text-box>
            <text:p text:style-name="P2"><text:span text:style-name="T1">I</text:span><text:span text:style-name="T2">1,1</text:span></text:p>
          </draw:text-box>
        </draw:frame>
        <draw:frame draw:style-name="gr2" draw:text-style-name="P3" draw:layer="layout" svg:width="2.857cm" svg:height="2.858cm" svg:x="23.578cm" svg:y="21.907cm">
          <draw:text-box>
            <text:p text:style-name="P2"><text:span text:style-name="T1">I</text:span><text:span text:style-name="T2">1,2</text:span></text:p>
          </draw:text-box>
        </draw:frame>
        <draw:frame draw:style-name="gr2" draw:text-style-name="P3" draw:layer="layout" svg:width="2.857cm" svg:height="2.858cm" svg:x="24.378cm" svg:y="25.807cm">
          <draw:text-box>
            <text:p text:style-name="P2"><text:span text:style-name="T1">I</text:span><text:span text:style-name="T2">2,1</text:span></text:p>
          </draw:text-box>
        </draw:frame>
        <draw:frame draw:style-name="gr2" draw:text-style-name="P3" draw:layer="layout" svg:width="2.857cm" svg:height="2.858cm" svg:x="28.479cm" svg:y="31.307cm">
          <draw:text-box>
            <text:p text:style-name="P2"><text:span text:style-name="T1">I</text:span><text:span text:style-name="T2">2,2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Arial Narrow" svg:font-family="'Arial Narrow'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84.099cm" fo:page-height="59.41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3-12-29T11:27:23.118000000</dc:date>
    <meta:editing-duration>PT28M54S</meta:editing-duration>
    <meta:editing-cycles>2</meta:editing-cycles>
    <meta:generator>LibreOffice/7.6.4.1$Windows_X86_64 LibreOffice_project/e19e193f88cd6c0525a17fb7a176ed8e6a3e2aa1</meta:generator>
    <meta:document-statistic meta:object-count="8"/>
  </office:meta>
</office:document-meta>
</file>